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table:style-name="Default" office:value-type="string">
            <text:p>PIC18F24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in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Si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pp/~MCLR~/RE3</text:p>
          </table:table-cell>
          <table:table-cell office:value-type="string">
            <text:p>power_i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0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1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2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3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A4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5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Vss</text:p>
          </table:table-cell>
          <table:table-cell office:value-type="string">
            <text:p>power_i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7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6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C0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C1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C2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C3</text:p>
          </table:table-cell>
          <table:table-cell office:value-type="string">
            <text:p>bidirectional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C4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C5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C6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C7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ss</text:p>
          </table:table-cell>
          <table:table-cell office:value-type="string">
            <text:p>power_in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Vdd</text:p>
          </table:table-cell>
          <table:table-cell office:value-type="string">
            <text:p>power_in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B0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B1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B2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B3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B4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B5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B6/ICSPCLK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B7/ICSPDAT</text:p>
          </table:table-cell>
          <table:table-cell office:value-type="string">
            <text:p>bidirectional</text:p>
          </table:table-cell>
          <table:table-cell office:value-type="string">
            <text:p>Right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8/12/2017</text:date>, <text:time>12:4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Pérez</meta:initial-creator>
    <meta:creation-date>2017-12-08T12:22:54.14</meta:creation-date>
    <dc:date>2017-12-08T12:44:23.17</dc:date>
    <dc:creator>Francisco Pérez</dc:creator>
    <meta:editing-duration>PT11M23S</meta:editing-duration>
    <meta:editing-cycles>4</meta:editing-cycles>
    <meta:generator>OpenOffice/4.1.4$Win32 OpenOffice.org_project/414m5$Build-9788</meta:generator>
    <meta:document-statistic meta:table-count="3" meta:cell-count="117" meta:object-count="0"/>
  </office:meta>
</office:document-meta>
</file>